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66ff99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paragraph-properties fo:background-color="transparent">
        <style:background-image/>
      </style:paragraph-properties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9" style:family="paragraph" style:parent-style-name="Standard">
      <style:text-properties fo:background-color="#ff6666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Y GUESTS</text:p>
      <text:p text:style-name="P7">ALL GUESTS</text:p>
      <text:p text:style-name="P7">ROOMASS FUNCTIONALITY</text:p>
      <text:p text:style-name="P7">GENRAL VALIDATION ON BACKEND</text:p>
      <text:p text:style-name="P7">ADMIN PAGE ORGANIZATION</text:p>
      <text:p text:style-name="P7"/>
      <text:p text:style-name="P7">MAP VIEW ALTERNATIVE FOR ROOM SELECTION LIKE HOME</text:p>
      <text:p text:style-name="Standard">MOBILE / RESPONSIVE</text:p>
      <text:p text:style-name="P2"/>
      <text:p text:style-name="P6">Room Qualities – Courtyard vs Not, Kid Friendly</text:p>
      <text:p text:style-name="P6">Reorganize Rooms structure before reassigning functions</text:p>
      <text:p text:style-name="P5"/>
      <text:p text:style-name="Standard"><text:span text:style-name="T1">Emails don't work, just print to console atm.</text:span> There is a link to fleshing this out on part 8.</text:p>
      <text:p text:style-name="P1">DELETE <text:s/>and EDIT need to send emails</text:p>
      <text:p text:style-name="P3"/>
      <text:p text:style-name="P3">View Room In Floorplan on Home Page (hover?)</text:p>
      <text:p text:style-name="P3">can I display full image in booking modal?</text:p>
      <text:p text:style-name="P3"/>
      <text:p text:style-name="Standard">more precise times?</text:p>
      <text:p text:style-name="Standard">deal with display for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P9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P4">events die? </text:p>
      <text:p text:style-name="Standard"><text:tab/>Run celery worker and scheduler to check</text:p>
      <text:p text:style-name="Standard"/>
      <text:p text:style-name="P11">THING I THINK AREN'T A BIG DEAL</text:p>
      <text:p text:style-name="P6">-room owner changing preference after booking wont do anything about current occupations</text:p>
      <text:p text:style-name="P6"><text:s text:c="4"/>just make alert indicating as much?</text:p>
      <text:p text:style-name="P8">-When editing availabilities, no date can be submitted – though nothing happens</text:p>
      <text:p text:style-name="P8"/>
      <text:p text:style-name="Standard">-possible to book room for previous day to noon of today AFTER noon today</text:p>
      <text:p text:style-name="P6"><text:s text:c="4"/>but allows for people looking after midnight to book a room</text:p>
      <text:p text:style-name="P6"/>
      <text:p text:style-name="P6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8T21:52:58.28</dc:date>
    <dc:creator>Trevor Pierson</dc:creator>
    <meta:editing-duration>P8DT13H26M22S</meta:editing-duration>
    <meta:editing-cycles>174</meta:editing-cycles>
    <meta:generator>OpenOffice/4.1.13$Win32 OpenOffice.org_project/4113m1$Build-9810</meta:generator>
    <meta:document-statistic meta:table-count="0" meta:image-count="0" meta:object-count="0" meta:page-count="2" meta:paragraph-count="48" meta:word-count="363" meta:character-count="2275"/>
  </office:meta>
</office:document-meta>
</file>